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2.29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ItemNr</text:p>
          </table:table-cell>
          <table:table-cell office:value-type="string">
            <text:p>Description</text:p>
          </table:table-cell>
          <table:table-cell office:value-type="string">
            <text:p>Quantity</text:p>
          </table:table-cell>
          <table:table-cell office:value-type="string">
            <text:p>Length</text:p>
          </table:table-cell>
          <table:table-cell office:value-type="string">
            <text:p>Combined</text:p>
          </table:table-cell>
          <table:table-cell/>
          <table:table-cell office:value-type="string">
            <text:p>Qty raw material</text:p>
          </table:table-cell>
          <table:table-cell office:value-type="string">
            <text:p>Netto €</text:p>
          </table:table-cell>
          <table:table-cell office:value-type="string">
            <text:p>Brutto € 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partscontain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65.99">
            <text:p>65,99</text:p>
          </table:table-cell>
          <table:table-cell office:value-type="string">
            <text:p>https://www.conrad.de/de/p/raaco-1248-01-schubladenschrank-l-x-b-x-h-306-x-150-x-552-mm-anzahl-faecher-48-1-st-1597311.htm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SP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" office:value-type="float" office:value="11.65">
            <text:p>11,65</text:p>
          </table:table-cell>
          <table:table-cell office:value-type="string">
            <text:p>https://www.reichelt.de/nodemcu-esp32-wifi-und-bluetooth-modul-debo-jt-esp32-p219897.html?&amp;trstct=pos_0&amp;nbc=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ora NeoPixel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3 x sheet of 20</text:p>
          </table:table-cell>
          <table:table-cell/>
          <table:table-cell office:value-type="float" office:value="99.06">
            <text:p>99,06</text:p>
          </table:table-cell>
          <table:table-cell office:value-type="string">
            <text:p>https://www.exp-tech.de/zubehoer/led-leuchtmittel/5169/adafruit-flora-rgb-smart-neo-pixel-version-2-sheet-of-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(3DP) HoldingMechanism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(3DP) Wedges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(3DP) HoldingMechanismBinder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(3DP) ESPBox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(3DP) ESPBox Li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3D parts combined: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mm x 3mm Neodym magnets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1 x 64</text:p>
          </table:table-cell>
          <table:table-cell/>
          <table:table-cell office:value-type="float" office:value="10.99">
            <text:p>10,99</text:p>
          </table:table-cell>
          <table:table-cell office:value-type="string">
            <text:p>https://www.amazon.de/Wukong-Magnettafel-Magnetstreifen-K%C3%BChlschrank-Magnetboards/dp/B0823T7QCR/ref=sr_1_5?__mk_de_DE=%C3%85M%C3%85%C5%BD%C3%95%C3%91&amp;crid=JG5JCX8O5TD5&amp;keywords=10mm+x+3mm+neodym+magnet&amp;qid=1642189036&amp;sprefix=10mm+x+3mm+neodym+magnet%2Caps%2C91&amp;sr=8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rylic glass sheets 1,5mm (7cm x 14cm)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rylic glass sheets wedged 1,5mm (7cm x 14cm, one side 3cm x 14cm)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Acrylic glass combined:</text:p>
          </table:table-cell>
          <table:table-cell office:value-type="string">
            <text:p>2 x (305x105mm)</text:p>
          </table:table-cell>
          <table:table-cell office:value-type="float" office:value="51.96">
            <text:p>51,96</text:p>
          </table:table-cell>
          <table:table-cell office:value-type="float" office:value="61.84">
            <text:p>61,84</text:p>
          </table:table-cell>
          <table:table-cell office:value-type="string">
            <text:p>https://de.rs-online.com/web/p/kunststoffplatten/76987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ble 1mm diameter (between LEDs)</text:p>
          </table:table-cell>
          <table:table-cell office:value-type="float" office:value="108">
            <text:p>108</text:p>
          </table:table-cell>
          <table:table-cell office:value-type="string">
            <text:p>8cm</text:p>
          </table:table-cell>
          <table:table-cell office:value-type="string">
            <text:p>864cm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ble 1mm diameter (connectors)</text:p>
          </table:table-cell>
          <table:table-cell office:value-type="float" office:value="72">
            <text:p>72</text:p>
          </table:table-cell>
          <table:table-cell office:value-type="string">
            <text:p>3cm</text:p>
          </table:table-cell>
          <table:table-cell office:value-type="string">
            <text:p>216cm</text:p>
          </table:table-cell>
          <table:table-cell office:value-type="string">
            <text:p>Cable combined:</text:p>
          </table:table-cell>
          <table:table-cell office:value-type="string">
            <text:p>1 x 10m</text:p>
          </table:table-cell>
          <table:table-cell/>
          <table:table-cell table:style-name="ce2" office:value-type="float" office:value="2.86">
            <text:p>2,86</text:p>
          </table:table-cell>
          <table:table-cell office:value-type="string">
            <text:p>https://www.conrad.de/de/p/conrad-components-1180312-litze-lify-1-x-0-25-mm-gruen-gelb-10-m-1180312.htm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ST Male 3 pole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ST Female 3 pole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JST combined:</text:p>
          </table:table-cell>
          <table:table-cell table:number-columns-repeated="2"/>
          <table:table-cell table:style-name="ce3" office:value-type="float" office:value="0.16998">
            <text:p>0,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ST Crimpcontacts</text:p>
          </table:table-cell>
          <table:table-cell office:value-type="float" office:value="72">
            <text:p>72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umperCable Male (connector ESP)</text:p>
          </table:table-cell>
          <table:table-cell office:value-type="float" office:value="3">
            <text:p>3</text:p>
          </table:table-cell>
          <table:table-cell office:value-type="string">
            <text:p>10cm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2:.I17])" office:value-type="float" office:value="252.55998">
            <text:p>252,5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17.01.2022</text:date>, <text:time>15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48S</meta:editing-duration>
    <meta:editing-cycles>11</meta:editing-cycles>
    <meta:generator>OpenOffice/4.1.11$Win32 OpenOffice.org_project/4111m1$Build-9808</meta:generator>
    <dc:date>2022-01-17T15:18:39.75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